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Carlito" fo:font-size="14pt" fo:letter-spacing="normal" fo:font-style="normal" fo:font-weight="normal" officeooo:rsid="000257bc" officeooo:paragraph-rsid="000257b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222222" style:font-name="Carlito" fo:font-size="14pt" fo:letter-spacing="normal" fo:font-style="normal" fo:font-weight="normal" officeooo:rsid="000257bc" officeooo:paragraph-rsid="000257bc" style:font-size-asian="14pt" style:font-size-complex="14pt"/>
    </style:style>
    <style:style style:name="P3" style:family="paragraph" style:parent-style-name="Standard">
      <style:text-properties style:font-name="Carlito" fo:font-size="14pt" officeooo:rsid="000257bc" officeooo:paragraph-rsid="000257b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/1/16</text:p>
      <text:p text:style-name="P3"/>
      <text:p text:style-name="P3">Mr.Coleman</text:p>
      <text:p text:style-name="P3">Tritech Teacher</text:p>
      <text:p text:style-name="P3">Tritehc</text:p>
      <text:p text:style-name="P1">5929 W Metaline Ave, Kennewick, WA 99336</text:p>
      <text:p text:style-name="P1"/>
      <text:p text:style-name="P1">Opening for student</text:p>
      <text:p text:style-name="P1"><text:tab/>I would like to thank you for considering me for your opening for a student Mr.Coleman and would like to remind you that I am a hard working student who will try my best not to let you down.</text:p>
      <text:p text:style-name="P1"/>
      <text:p text:style-name="P2">Yours sincerly,</text:p>
      <text:p text:style-name="P2">Justin Dor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6-01T10:12:54.916355352</meta:creation-date>
    <dc:date>2016-06-01T10:22:43.023115929</dc:date>
    <dc:creator>justin dorris</dc:creator>
    <meta:editing-duration>PT9M48S</meta:editing-duration>
    <meta:editing-cycles>1</meta:editing-cycles>
    <meta:document-statistic meta:table-count="0" meta:image-count="0" meta:object-count="0" meta:page-count="1" meta:paragraph-count="9" meta:word-count="58" meta:character-count="316" meta:non-whitespace-character-count="266"/>
    <meta:generator>LibreOffice/4.3.7.2$Linux_X86_64 LibreOffice_project/430$Build-2</meta:generator>
  </office:meta>
</office:document-meta>
</file>